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25.32pt" svg:height="313.2pt" svg:x="792.94pt" svg:y="190.52pt">
            <loext:p draw:notify-on-update-of-ranges="Sheet1.I18:Sheet1.I28 Sheet1.J18:Sheet1.J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bnn.bnn</text:p>
          </table:table-cell>
          <table:table-cell office:value-type="string" calcext:value-type="string">
            <text:p>laplace</text:p>
          </table:table-cell>
          <table:table-cell office:value-type="string" calcext:value-type="string">
            <text:p>jeline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hesauri</text:p>
          </table:table-cell>
          <table:table-cell office:value-type="float" office:value="0.190515549315" calcext:value-type="float">
            <text:p>0.1905155493</text:p>
          </table:table-cell>
          <table:table-cell office:value-type="float" office:value="0.166109790326" calcext:value-type="float">
            <text:p>0.1661097903</text:p>
          </table:table-cell>
          <table:table-cell office:value-type="float" office:value="0.177896771624" calcext:value-type="float">
            <text:p>0.17789677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hesauri + “haha”</text:p>
          </table:table-cell>
          <table:table-cell office:value-type="float" office:value="0.0878887161585" calcext:value-type="float">
            <text:p>0.0878887162</text:p>
          </table:table-cell>
          <table:table-cell office:value-type="float" office:value="0.086431280741" calcext:value-type="float">
            <text:p>0.0864312807</text:p>
          </table:table-cell>
          <table:table-cell office:value-type="float" office:value="0.089357650996" calcext:value-type="float">
            <text:p>0.0893576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hesauri +”:)”</text:p>
          </table:table-cell>
          <table:table-cell office:value-type="float" office:value="0.108959883819" calcext:value-type="float">
            <text:p>0.1089598838</text:p>
          </table:table-cell>
          <table:table-cell office:value-type="float" office:value="0.0999376551752" calcext:value-type="float">
            <text:p>0.0999376552</text:p>
          </table:table-cell>
          <table:table-cell office:value-type="float" office:value="0.119921344353" calcext:value-type="float">
            <text:p>0.11992134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hesauri +”lol”</text:p>
          </table:table-cell>
          <table:table-cell office:value-type="float" office:value="0.0431435214865" calcext:value-type="float">
            <text:p>0.0431435215</text:p>
          </table:table-cell>
          <table:table-cell office:value-type="float" office:value="0.0500752161516" calcext:value-type="float">
            <text:p>0.0500752162</text:p>
          </table:table-cell>
          <table:table-cell office:value-type="float" office:value="0.0492815958797" calcext:value-type="float">
            <text:p>0.04928159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hesauri + smily</text:p>
          </table:table-cell>
          <table:table-cell office:value-type="float" office:value="-0.0238401197513" calcext:value-type="float">
            <text:p>-0.0238401198</text:p>
          </table:table-cell>
          <table:table-cell office:value-type="float" office:value="0.119510325665" calcext:value-type="float">
            <text:p>0.1195103257</text:p>
          </table:table-cell>
          <table:table-cell office:value-type="float" office:value="-0.0238401197513" calcext:value-type="float">
            <text:p>-0.02384011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bination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number-columns-repeated="2" table:style-name="ce1" office:value-type="float" office:value="0" calcext:value-type="float">
            <text:p>0.00E+00</text:p>
          </table:table-cell>
        </table:table-row>
        <table:table-row table:style-name="ro1">
          <table:table-cell table:number-columns-repeated="8"/>
          <table:table-cell table:style-name="ce1" office:value-type="float" office:value="1" calcext:value-type="float">
            <text:p>1.00E+00</text:p>
          </table:table-cell>
          <table:table-cell table:style-name="ce1" office:value-type="float" office:value="14.7162898" calcext:value-type="float">
            <text:p>1.47E+01</text:p>
          </table:table-cell>
        </table:table-row>
        <table:table-row table:style-name="ro1">
          <table:table-cell table:number-columns-repeated="8"/>
          <table:table-cell table:style-name="ce1" office:value-type="float" office:value="10" calcext:value-type="float">
            <text:p>1.00E+01</text:p>
          </table:table-cell>
          <table:table-cell table:style-name="ce1" office:value-type="float" office:value="14.6620871" calcext:value-type="float">
            <text:p>1.47E+01</text:p>
          </table:table-cell>
        </table:table-row>
        <table:table-row table:style-name="ro1">
          <table:table-cell table:number-columns-repeated="8"/>
          <table:table-cell table:style-name="ce1" office:value-type="float" office:value="100" calcext:value-type="float">
            <text:p>1.00E+02</text:p>
          </table:table-cell>
          <table:table-cell table:style-name="ce1" office:value-type="float" office:value="14.5120533" calcext:value-type="float">
            <text:p>1.45E+01</text:p>
          </table:table-cell>
        </table:table-row>
        <table:table-row table:style-name="ro1">
          <table:table-cell table:number-columns-repeated="8"/>
          <table:table-cell table:style-name="ce1" office:value-type="float" office:value="1000" calcext:value-type="float">
            <text:p>1.00E+03</text:p>
          </table:table-cell>
          <table:table-cell table:style-name="ce1" office:value-type="float" office:value="14.1126716" calcext:value-type="float">
            <text:p>1.41E+01</text:p>
          </table:table-cell>
        </table:table-row>
        <table:table-row table:style-name="ro1">
          <table:table-cell table:number-columns-repeated="8"/>
          <table:table-cell table:style-name="ce1" office:value-type="float" office:value="10000" calcext:value-type="float">
            <text:p>1.00E+04</text:p>
          </table:table-cell>
          <table:table-cell table:style-name="ce1" office:value-type="float" office:value="13.6511617" calcext:value-type="float">
            <text:p>1.37E+01</text:p>
          </table:table-cell>
        </table:table-row>
        <table:table-row table:style-name="ro1">
          <table:table-cell table:number-columns-repeated="8"/>
          <table:table-cell table:style-name="ce1" office:value-type="float" office:value="100000" calcext:value-type="float">
            <text:p>1.00E+05</text:p>
          </table:table-cell>
          <table:table-cell table:style-name="ce1" office:value-type="float" office:value="13.5163027" calcext:value-type="float">
            <text:p>1.35E+01</text:p>
          </table:table-cell>
        </table:table-row>
        <table:table-row table:style-name="ro1">
          <table:table-cell table:number-columns-repeated="8"/>
          <table:table-cell table:style-name="ce1" office:value-type="float" office:value="1000000" calcext:value-type="float">
            <text:p>1.00E+06</text:p>
          </table:table-cell>
          <table:table-cell table:style-name="ce1" office:value-type="float" office:value="21.0635586" calcext:value-type="float">
            <text:p>2.11E+01</text:p>
          </table:table-cell>
        </table:table-row>
        <table:table-row table:style-name="ro1">
          <table:table-cell table:number-columns-repeated="8"/>
          <table:table-cell table:style-name="ce1" office:value-type="float" office:value="10000000" calcext:value-type="float">
            <text:p>1.00E+07</text:p>
          </table:table-cell>
          <table:table-cell table:style-name="ce1" office:value-type="float" office:value="1656.44122" calcext:value-type="float">
            <text:p>1.66E+03</text:p>
          </table:table-cell>
        </table:table-row>
        <table:table-row table:style-name="ro1">
          <table:table-cell table:number-columns-repeated="8"/>
          <table:table-cell table:style-name="ce1" office:value-type="float" office:value="100000000" calcext:value-type="float">
            <text:p>1.00E+08</text:p>
          </table:table-cell>
          <table:table-cell table:style-name="ce1" office:value-type="float" office:value="95070.7665" calcext:value-type="float">
            <text:p>9.51E+04</text:p>
          </table:table-cell>
        </table:table-row>
        <table:table-row table:style-name="ro1">
          <table:table-cell table:number-columns-repeated="8"/>
          <table:table-cell table:style-name="ce1" office:value-type="float" office:value="1000000000" calcext:value-type="float">
            <text:p>1.00E+09</text:p>
          </table:table-cell>
          <table:table-cell table:style-name="ce1" office:value-type="float" office:value="9611245.05" calcext:value-type="float">
            <text:p>9.61E+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00:59:00.822117433</meta:creation-date>
    <dc:date>2017-11-26T09:50:19.501740706</dc:date>
    <meta:editing-duration>PT7H50M28S</meta:editing-duration>
    <meta:editing-cycles>2</meta:editing-cycles>
    <meta:generator>LibreOffice/5.1.6.2$Linux_X86_64 LibreOffice_project/10m0$Build-2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family-complex="'Liberation Serif'" style:font-style-name-complex="Regular" style:font-family-generic-complex="roman" style:font-size-complex="10pt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533cm" svg:height="11.05cm" xlink:href=".." xlink:type="simple" chart:class="chart:scatter" chart:style-name="ch1">
        <chart:plot-area chart:style-name="ch2" table:cell-range-address="Sheet1.I18:Sheet1.J28" svg:x="0.37cm" svg:y="0.221cm" svg:width="17.793cm" svg:height="10.608cm">
          <chartooo:coordinate-region svg:x="2.103cm" svg:y="0.421cm" svg:width="15.357cm" svg:height="9.76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18:Sheet1.J28" chart:class="chart:scatter">
            <chart:domain table:cell-range-address="Sheet1.I18:Sheet1.I28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18:Sheet1.I28</svg:desc>
                </draw:g>
              </table:table-cell>
              <table:table-cell office:value-type="float" office:value="0">
                <text:p>0</text:p>
                <draw:g>
                  <svg:desc>Sheet1.J18:Sheet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7162898">
                <text:p>14.7162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.6620871">
                <text:p>14.6620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4.5120533">
                <text:p>14.5120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.1126716">
                <text:p>14.1126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3.6511617">
                <text:p>13.6511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3.5163027">
                <text:p>13.5163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">
                <text:p>1000000</text:p>
              </table:table-cell>
              <table:table-cell office:value-type="float" office:value="21.0635586">
                <text:p>21.0635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  <table:table-cell office:value-type="float" office:value="1656.44122">
                <text:p>1656.44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">
                <text:p>100000000</text:p>
              </table:table-cell>
              <table:table-cell office:value-type="float" office:value="95070.7665">
                <text:p>95070.7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9611245.05">
                <text:p>9611245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